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8a6" officeooo:paragraph-rsid="000b58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jority voting</text:p>
      <text:p text:style-name="P1"/>
      <text:p text:style-name="P1"/>
      <text:p text:style-name="P1">2. 200s → 200s</text:p>
      <text:p text:style-name="P1"/>
      <text:p text:style-name="P1"/>
      <text:p text:style-name="P1">3. outTime = (numOfTimeout -1 ) *200</text:p>
      <text:p text:style-name="P1"/>
      <text:p text:style-name="P1"/>
      <text:p text:style-name="P1">4. only solved instance</text:p>
      <text:p text:style-name="P1"/>
      <text:p text:style-name="P1"/>
      <text:p text:style-name="P1"/>
      <text:p text:style-name="P1">5. learning curve of NN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0:21:23.244917727</meta:creation-date>
    <dc:date>2019-01-30T20:25:27.610541352</dc:date>
    <meta:editing-duration>PT4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3" meta:character-count="115" meta:non-whitespace-character-count="96"/>
  </office:meta>
</office:document-meta>
</file>